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.1201in" table:align="margins"/>
    </style:style>
    <style:style style:name="Table2.A" style:family="table-column">
      <style:table-column-properties style:column-width="2.6271in" style:rel-column-width="24180*"/>
    </style:style>
    <style:style style:name="Table2.B" style:family="table-column">
      <style:table-column-properties style:column-width="4.4931in" style:rel-column-width="4135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1201in" table:align="margins"/>
    </style:style>
    <style:style style:name="Table1.A" style:family="table-column">
      <style:table-column-properties style:column-width="1.1875in" style:rel-column-width="10929*"/>
    </style:style>
    <style:style style:name="Table1.B" style:family="table-column">
      <style:table-column-properties style:column-width="5.9326in" style:rel-column-width="54606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0576in"/>
    </style:style>
    <style:style style:name="Table13" style:family="table">
      <style:table-properties style:width="5.8569in" table:align="margins"/>
    </style:style>
    <style:style style:name="Table13.A" style:family="table-column">
      <style:table-column-properties style:column-width="2.9285in" style:rel-column-width="32767*"/>
    </style:style>
    <style:style style:name="Table13.B" style:family="table-column">
      <style:table-column-properties style:column-width="2.9285in" style:rel-column-width="32768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5.8569in" table:align="margins"/>
    </style:style>
    <style:style style:name="Table14.A" style:family="table-column">
      <style:table-column-properties style:column-width="2.9285in" style:rel-column-width="32767*"/>
    </style:style>
    <style:style style:name="Table14.B" style:family="table-column">
      <style:table-column-properties style:column-width="2.9285in" style:rel-column-width="32768*"/>
    </style:style>
    <style:style style:name="Table14.A1" style:family="table-cell">
      <style:table-cell-properties fo:padding="0.0382in" fo:border="none"/>
    </style:style>
    <style:style style:name="P1" style:family="paragraph" style:parent-style-name="Normal">
      <style:paragraph-properties fo:text-align="end" style:justify-single-word="false"/>
      <style:text-properties officeooo:paragraph-rsid="000fc055"/>
    </style:style>
    <style:style style:name="P2" style:family="paragraph" style:parent-style-name="Normal">
      <style:paragraph-properties fo:text-align="start" style:justify-single-word="false"/>
      <style:text-properties style:font-name="FreeSans" fo:font-size="2pt" fo:font-weight="normal" officeooo:rsid="0002420f" officeooo:paragraph-rsid="0002420f" style:font-size-asian="1.75pt" style:font-weight-asian="normal" style:font-size-complex="2pt" style:font-weight-complex="normal"/>
    </style:style>
    <style:style style:name="P3" style:family="paragraph" style:parent-style-name="Table_20_Contents">
      <style:text-properties style:font-name="FreeSans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FreeSans" fo:font-size="14pt" fo:font-weight="bold" officeooo:rsid="0002420f" officeooo:paragraph-rsid="0002420f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FreeSans" fo:font-size="14pt" fo:font-weight="bold" officeooo:rsid="0007959d" officeooo:paragraph-rsid="0007959d" style:font-size-asian="14pt" style:font-weight-asian="bold" style:font-size-complex="14pt" style:font-weight-complex="bold"/>
    </style:style>
    <style:style style:name="P6" style:family="paragraph" style:parent-style-name="Table_20_Contents">
      <style:text-properties style:font-name="FreeSans" fo:font-size="14pt" officeooo:rsid="0002420f" officeooo:paragraph-rsid="0002420f" style:font-size-asian="14pt" style:font-size-complex="14pt"/>
    </style:style>
    <style:style style:name="P7" style:family="paragraph" style:parent-style-name="Table_20_Contents">
      <style:text-properties style:font-name="FreeSans" fo:font-size="12pt" officeooo:rsid="0009fc1b" officeooo:paragraph-rsid="0009fc1b" style:font-size-asian="12pt" style:font-size-complex="12pt"/>
    </style:style>
    <style:style style:name="P8" style:family="paragraph" style:parent-style-name="Table_20_Contents">
      <style:text-properties style:font-name="FreeSans" fo:font-size="12pt" officeooo:rsid="0007959d" officeooo:paragraph-rsid="0007959d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12pt" officeooo:rsid="001bb7eb" officeooo:paragraph-rsid="001bb7eb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2pt" officeooo:rsid="001eb914" officeooo:paragraph-rsid="001eb914" style:font-size-asian="12pt" style:font-size-complex="12pt"/>
    </style:style>
    <style:style style:name="P11" style:family="paragraph" style:parent-style-name="Table_20_Contents">
      <style:text-properties style:font-name="FreeSans" fo:font-size="12pt" fo:font-weight="bold" officeooo:rsid="0008986e" officeooo:paragraph-rsid="0008986e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FreeSans" fo:font-size="12pt" style:font-size-asian="10.5pt" style:font-size-complex="12pt"/>
    </style:style>
    <style:style style:name="P13" style:family="paragraph" style:parent-style-name="Table_20_Contents">
      <style:text-properties style:font-name="FreeSans" fo:font-size="22pt" fo:font-weight="bold" officeooo:rsid="001bb7eb" style:font-size-asian="22pt" style:font-weight-asian="bold" style:font-size-complex="22pt" style:font-weight-complex="bold"/>
    </style:style>
    <style:style style:name="P14" style:family="paragraph" style:parent-style-name="Normal" style:master-page-name="MP0">
      <style:paragraph-properties fo:text-align="center" style:justify-single-word="false" style:page-number="auto" fo:break-before="page"/>
      <style:text-properties style:font-name="FreeSans" fo:font-size="14pt" fo:font-weight="bold" style:font-size-asian="14pt" style:font-weight-asian="bold" style:font-size-complex="14pt"/>
    </style:style>
    <style:style style:name="P15" style:family="paragraph" style:parent-style-name="Table_20_Contents" style:list-style-name="L1">
      <style:text-properties style:font-name="FreeSans" fo:font-size="12pt" officeooo:rsid="0002420f" officeooo:paragraph-rsid="0002420f" style:font-size-asian="12pt" style:font-size-complex="12pt"/>
    </style:style>
    <style:style style:name="P16" style:family="paragraph" style:parent-style-name="Table_20_Contents" style:list-style-name="L1">
      <style:text-properties style:font-name="FreeSans" fo:font-size="12pt" officeooo:rsid="0018952d" officeooo:paragraph-rsid="0018952d" style:font-size-asian="12pt" style:font-size-complex="12pt"/>
    </style:style>
    <style:style style:name="P17" style:family="paragraph" style:parent-style-name="Table_20_Contents" style:list-style-name="L1">
      <style:text-properties style:font-name="FreeSans" fo:font-size="12pt" officeooo:rsid="0009fc1b" officeooo:paragraph-rsid="0009fc1b" style:font-size-asian="12pt" style:font-size-complex="12pt"/>
    </style:style>
    <style:style style:name="P18" style:family="paragraph" style:parent-style-name="Table_20_Contents" style:list-style-name="L3">
      <style:text-properties style:font-name="FreeSans" fo:font-size="12pt" officeooo:rsid="0009fc1b" officeooo:paragraph-rsid="0009fc1b" style:font-size-asian="12pt" style:font-size-complex="12pt"/>
    </style:style>
    <style:style style:name="P19" style:family="paragraph" style:parent-style-name="Table_20_Contents" style:list-style-name="L1">
      <style:text-properties style:font-name="FreeSans" fo:font-size="12pt" officeooo:rsid="001d50f5" officeooo:paragraph-rsid="001d50f5" style:font-size-asian="12pt" style:font-size-complex="12pt"/>
    </style:style>
    <style:style style:name="P20" style:family="paragraph" style:parent-style-name="Table_20_Contents" style:list-style-name="L2">
      <style:text-properties style:font-name="FreeSans" fo:font-size="12pt" officeooo:rsid="000a3ae7" officeooo:paragraph-rsid="000a3ae7" style:font-size-asian="12pt" style:font-size-complex="12pt"/>
    </style:style>
    <style:style style:name="P21" style:family="paragraph" style:parent-style-name="Table_20_Contents" style:list-style-name="L2">
      <style:text-properties style:font-name="FreeSans" fo:font-size="12pt" officeooo:rsid="000a3ae7" officeooo:paragraph-rsid="00154f79" style:font-size-asian="12pt" style:font-size-complex="12pt"/>
    </style:style>
    <style:style style:name="P22" style:family="paragraph" style:parent-style-name="Table_20_Contents" style:list-style-name="L3">
      <style:text-properties style:font-name="FreeSans" fo:font-size="12pt" officeooo:rsid="000a3ae7" officeooo:paragraph-rsid="000a3ae7" style:font-size-asian="12pt" style:font-size-complex="12pt"/>
    </style:style>
    <style:style style:name="P23" style:family="paragraph" style:parent-style-name="Table_20_Contents" style:list-style-name="L2">
      <style:text-properties style:font-name="FreeSans" fo:font-size="12pt" officeooo:rsid="000582a2" officeooo:paragraph-rsid="000bebea" style:font-size-asian="12pt" style:font-size-complex="12pt"/>
    </style:style>
    <style:style style:name="P24" style:family="paragraph" style:parent-style-name="Table_20_Contents" style:list-style-name="L3">
      <style:text-properties style:font-name="FreeSans" fo:font-size="12pt" officeooo:rsid="000fc055" officeooo:paragraph-rsid="000fc055" style:font-size-asian="12pt" style:font-size-complex="12pt"/>
    </style:style>
    <style:style style:name="P25" style:family="paragraph" style:parent-style-name="Table_20_Contents" style:list-style-name="L3">
      <style:text-properties style:font-name="FreeSans" fo:font-size="12pt" officeooo:rsid="0013ba2b" officeooo:paragraph-rsid="0013ba2b" style:font-size-asian="12pt" style:font-size-complex="12pt"/>
    </style:style>
    <style:style style:name="P26" style:family="paragraph" style:parent-style-name="Table_20_Contents" style:list-style-name="L3">
      <style:text-properties style:font-name="FreeSans" fo:font-size="12pt" officeooo:rsid="000bebea" officeooo:paragraph-rsid="000bebea" style:font-size-asian="12pt" style:font-size-complex="12pt"/>
    </style:style>
    <style:style style:name="P27" style:family="paragraph" style:parent-style-name="Table_20_Contents" style:list-style-name="L4">
      <style:text-properties style:font-name="FreeSans" fo:font-size="12pt" officeooo:rsid="0007959d" officeooo:paragraph-rsid="0007959d" style:font-size-asian="12pt" style:font-size-complex="12pt"/>
    </style:style>
    <style:style style:name="P28" style:family="paragraph" style:parent-style-name="Table_20_Contents" style:list-style-name="L5">
      <style:text-properties style:font-name="FreeSans" fo:font-size="12pt" officeooo:rsid="0007959d" officeooo:paragraph-rsid="0007959d" style:font-size-asian="12pt" style:font-size-complex="12pt"/>
    </style:style>
    <style:style style:name="P29" style:family="paragraph" style:parent-style-name="Table_20_Contents" style:list-style-name="L2">
      <style:text-properties style:font-name="FreeSans" fo:font-size="12pt" officeooo:rsid="0007959d" officeooo:paragraph-rsid="00154f79" style:font-size-asian="10.5pt" style:font-size-complex="12pt"/>
    </style:style>
    <style:style style:name="P30" style:family="paragraph" style:parent-style-name="Table_20_Contents" style:list-style-name="L2">
      <style:text-properties style:font-name="FreeSans" fo:font-size="12pt" officeooo:rsid="0013ba2b" officeooo:paragraph-rsid="0013ba2b" style:font-size-asian="10.5pt" style:font-size-complex="12pt"/>
    </style:style>
    <style:style style:name="P31" style:family="paragraph" style:parent-style-name="Table_20_Contents" style:list-style-name="L1">
      <style:text-properties style:font-name="FreeSans" fo:font-size="4pt" officeooo:rsid="0002420f" officeooo:paragraph-rsid="0002420f" style:font-size-asian="3.5pt" style:font-size-complex="4pt"/>
    </style:style>
    <style:style style:name="P32" style:family="paragraph" style:parent-style-name="Table_20_Contents" style:list-style-name="L2">
      <style:text-properties style:font-name="FreeSans" fo:font-size="4pt" officeooo:rsid="0013ba2b" officeooo:paragraph-rsid="0013ba2b" style:font-size-asian="3.5pt" style:font-size-complex="4pt"/>
    </style:style>
    <style:style style:name="P33" style:family="paragraph" style:parent-style-name="Table_20_Contents" style:list-style-name="L2">
      <style:text-properties style:font-name="FreeSans" fo:font-size="11pt" officeooo:rsid="000a3ae7" officeooo:paragraph-rsid="000a3ae7" style:font-size-asian="11pt" style:font-size-complex="11pt"/>
    </style:style>
    <style:style style:name="P34" style:family="paragraph" style:parent-style-name="Table_20_Contents" style:list-style-name="L2">
      <style:text-properties style:font-name="FreeSans" fo:font-size="11pt" officeooo:rsid="000a3ae7" officeooo:paragraph-rsid="000bebea" style:font-size-asian="11pt" style:font-size-complex="11pt"/>
    </style:style>
    <style:style style:name="P35" style:family="paragraph" style:parent-style-name="Table_20_Contents" style:list-style-name="L2">
      <style:text-properties style:font-name="FreeSans" fo:font-size="11pt" officeooo:rsid="0013322c" officeooo:paragraph-rsid="0013322c" style:font-size-asian="11pt" style:font-size-complex="11pt"/>
    </style:style>
    <style:style style:name="P36" style:family="paragraph" style:parent-style-name="Table_20_Contents" style:list-style-name="L2">
      <style:text-properties style:font-name="FreeSans" fo:font-size="11pt" officeooo:rsid="00061622" officeooo:paragraph-rsid="000bebea" style:font-size-asian="11pt" style:font-size-complex="11pt"/>
    </style:style>
    <style:style style:name="P37" style:family="paragraph" style:parent-style-name="Table_20_Contents" style:list-style-name="L2">
      <style:text-properties style:font-name="FreeSans" fo:font-size="11pt" officeooo:rsid="0009fc1b" officeooo:paragraph-rsid="00154f79" style:font-size-asian="11pt" style:font-size-complex="11pt"/>
    </style:style>
    <style:style style:name="P38" style:family="paragraph" style:parent-style-name="Table_20_Contents" style:list-style-name="L2">
      <style:text-properties style:font-name="FreeSans" fo:font-size="11pt" officeooo:rsid="0008986e" officeooo:paragraph-rsid="000bebea" style:font-size-asian="9.60000038146973pt" style:font-size-complex="11pt"/>
    </style:style>
    <style:style style:name="P39" style:family="paragraph" style:parent-style-name="Table_20_Contents" style:list-style-name="L2">
      <style:text-properties style:font-name="FreeSans" fo:font-size="11pt" officeooo:rsid="000bebea" officeooo:paragraph-rsid="000bebea" style:font-size-asian="9.60000038146973pt" style:font-size-complex="11pt"/>
    </style:style>
    <style:style style:name="T1" style:family="text">
      <style:text-properties officeooo:rsid="0008986e"/>
    </style:style>
    <style:style style:name="T2" style:family="text">
      <style:text-properties style:font-name="FreeSans" fo:font-size="10pt" fo:font-style="italic" fo:font-weight="normal" officeooo:rsid="000fc055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officeooo:rsid="000a3ae7"/>
    </style:style>
    <style:style style:name="T4" style:family="text">
      <style:text-properties officeooo:rsid="000bebea"/>
    </style:style>
    <style:style style:name="T5" style:family="text">
      <style:text-properties officeooo:rsid="00154f79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officeooo:rsid="001f8a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Artur Tarasenko</text:p>
          </table:table-cell>
          <table:table-cell table:style-name="Table2.A1" office:value-type="string">
            <text:p text:style-name="P10">Github: arttarawork</text:p>
            <text:p text:style-name="P9">US: +1 (678) 9345 549 <text:span text:style-name="T6">• atarasenko3@gatech.edu</text:span></text:p>
            <text:p text:style-name="P9">Hong Kong: +852 <text:span text:style-name="T7">5986 6341</text:span><text:span text:style-name="T6"> • adtarasenko@connect.ust.hk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Education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6">Georgia Institute of Technology (08/2015 – 05/2018)</text:p>
            <text:list xml:id="list6271830542271393905" text:style-name="L1">
              <text:list-item>
                <text:p text:style-name="P15">B.S. Computer Science (Threads: Theory &amp; Intelligence)</text:p>
              </text:list-item>
              <text:list-item>
                <text:p text:style-name="P15">Honors Program</text:p>
              </text:list-item>
              <text:list-item>
                <text:p text:style-name="P15">GPA: 3.<text:span text:style-name="T5">38</text:span></text:p>
              </text:list-item>
              <text:list-item>
                <text:p text:style-name="P16">Major GPA: 3.50</text:p>
              </text:list-item>
              <text:list-item>
                <text:p text:style-name="P15">Relevant Courses</text:p>
                <text:list>
                  <text:list-item>
                    <text:p text:style-name="P17">Advanced Algorithms</text:p>
                  </text:list-item>
                  <text:list-item>
                    <text:p text:style-name="P19">Natural Language Processing (at Hong Kong Uni of Sci and Tech)</text:p>
                  </text:list-item>
                  <text:list-item>
                    <text:p text:style-name="P19">Intro to Artificial Processing (at Hong Kong Uni of Sci and Tech)</text:p>
                    <text:p text:style-name="P31"/>
                  </text:list-item>
                </text:list>
              </text:list-item>
            </text:list>
          </table:table-cell>
        </table:table-row>
        <table:table-row>
          <table:table-cell table:style-name="Table1.A1" office:value-type="string">
            <text:p text:style-name="P3">Skills</text:p>
            <text:p text:style-name="P11"/>
          </table:table-cell>
          <table:table-cell table:style-name="Table1.A1" office:value-type="string">
            <text:list xml:id="list8337688431929051720" text:style-name="L2">
              <text:list-item>
                <text:p text:style-name="P20">JavaScript</text:p>
                <text:list>
                  <text:list-item>
                    <text:p text:style-name="P33">Worked on Angular.js front-end with team in prior internship</text:p>
                  </text:list-item>
                  <text:list-item>
                    <text:p text:style-name="P34">Developed Ionic webapp for Georgia Tech Student-Alumni Hackathon</text:p>
                  </text:list-item>
                  <text:list-item>
                    <text:p text:style-name="P38">Web development &amp; Unity game design with ROKA/Blind Fox</text:p>
                  </text:list-item>
                </text:list>
              </text:list-item>
              <text:list-item>
                <text:p text:style-name="P23">Python</text:p>
                <text:list>
                  <text:list-item>
                    <text:p text:style-name="P35">Developed tool to encrypt and store archives on Youtube for free</text:p>
                  </text:list-item>
                  <text:list-item>
                    <text:p text:style-name="P36">Implemented RSA, El Gamal, other cryptographic systems in <text:span text:style-name="T5">prior courses</text:span></text:p>
                  </text:list-item>
                </text:list>
              </text:list-item>
              <text:list-item>
                <text:p text:style-name="P29">Java</text:p>
                <text:list>
                  <text:list-item>
                    <text:p text:style-name="P37">Used in <text:span text:style-name="T3">prior internship</text:span> to interface with DB2 database</text:p>
                  </text:list-item>
                  <text:list-item>
                    <text:p text:style-name="P37">Taught in prior CS courses </text:p>
                  </text:list-item>
                </text:list>
              </text:list-item>
              <text:list-item>
                <text:p text:style-name="P21">SQL</text:p>
                <text:list>
                  <text:list-item>
                    <text:p text:style-name="P39">Interfaced with DB2 database with tens of thousands of contracts and profiles</text:p>
                  </text:list-item>
                </text:list>
              </text:list-item>
              <text:list-item>
                <text:p text:style-name="P30">Autodesk Inventor &amp; AutoCAD</text:p>
              </text:list-item>
              <text:list-item>
                <text:p text:style-name="P30">Native Russian Speaker</text:p>
                <text:p text:style-name="P32"/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5">Experience</text:p>
          </table:table-cell>
          <table:table-cell table:style-name="Table1.A1" office:value-type="string"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7">Intern at The Home Depot</text:p>
                </table:table-cell>
                <table:table-cell table:style-name="Table13.A1" office:value-type="string">
                  <text:p text:style-name="P7">May 2016 – August 2016</text:p>
                </table:table-cell>
              </table:table-row>
              <table:table-row>
                <table:table-cell table:style-name="Table13.A1" table:number-columns-spanned="2" office:value-type="string">
                  <text:list xml:id="list7979225507182102396" text:style-name="L3">
                    <text:list-item>
                      <text:p text:style-name="P18">Worked alongside <text:span text:style-name="T3">full-time developers in an XP environment</text:span></text:p>
                      <text:list>
                        <text:list-item>
                          <text:p text:style-name="P24">Code in Production</text:p>
                        </text:list-item>
                      </text:list>
                    </text:list-item>
                    <text:list-item>
                      <text:p text:style-name="P25">Project replaced COBOL finance tool with Angular webapp</text:p>
                      <text:list>
                        <text:list-item>
                          <text:p text:style-name="P25">More automation led to less human error</text:p>
                        </text:list-item>
                        <text:list-item>
                          <text:p text:style-name="P25">Combined several separate tools with microservices architecture</text:p>
                        </text:list-item>
                      </text:list>
                    </text:list-item>
                    <text:list-item>
                      <text:p text:style-name="P26">Exposed to full-stack</text:p>
                      <text:list>
                        <text:list-item>
                          <text:p text:style-name="P22"><text:span text:style-name="T4">F</text:span>ront-end in Angular.js</text:p>
                        </text:list-item>
                        <text:list-item>
                          <text:p text:style-name="P22"><text:span text:style-name="T4">B</text:span>ack-end in Java and DB2</text:p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>
                <table:table-cell table:style-name="Table13.A1" office:value-type="string">
                  <text:p text:style-name="P8">Intern at ROKA/Blind Fox Studios</text:p>
                </table:table-cell>
                <table:table-cell table:style-name="Table13.A1" office:value-type="string">
                  <text:p text:style-name="P8">August 2014 – May 2015</text:p>
                </table:table-cell>
              </table:table-row>
              <table:table-row>
                <table:table-cell table:style-name="Table13.A1" table:number-columns-spanned="2" office:value-type="string">
                  <text:list xml:id="list5484669721450032818" text:style-name="L4">
                    <text:list-item>
                      <text:p text:style-name="P27">Helped build games during Ludum Dares (hackathons for games)</text:p>
                    </text:list-item>
                    <text:list-item>
                      <text:p text:style-name="P27">HackGT originated startup</text:p>
                    </text:list-item>
                  </text:list>
                </table:table-cell>
                <table:covered-table-cell/>
              </table:table-row>
            </table:table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8"><text:span text:style-name="T1">Intern at </text:span>NCR Corp</text:p>
                </table:table-cell>
                <table:table-cell table:style-name="Table14.A1" office:value-type="string">
                  <text:p text:style-name="P8">January 2014 – May 2014</text:p>
                </table:table-cell>
              </table:table-row>
              <table:table-row>
                <table:table-cell table:style-name="Table14.A1" table:number-columns-spanned="2" office:value-type="string">
                  <text:list xml:id="list6251102415820650548" text:style-name="L5">
                    <text:list-item>
                      <text:p text:style-name="P28">Studied proprietary ATM systems at Quality Assurance department</text:p>
                    </text:list-item>
                    <text:list-item>
                      <text:p text:style-name="P28">Built “Frankenstein” ATM out of leftover parts from warehouse</text:p>
                    </text:list-item>
                    <text:list-item>
                      <text:p text:style-name="P28">Best Engineering Junior Fellowship Experience award from <text:span text:style-name="T3">high school</text:span></text:p>
                    </text:list-item>
                  </text:list>
                </table:table-cell>
                <table:covered-table-cell/>
              </table:table-row>
            </table:table>
            <text:p text:style-name="P12"/>
          </table:table-cell>
        </table:table-row>
      </table:table>
      <text:p text:style-name="P1"><text:span text:style-name="Default_20_Paragraph_20_Font"><text:span text:style-name="T2">US Citize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Normal" style:default-outline-level="1" style:class="text">
      <style:paragraph-properties fo:keep-together="always" fo:orphans="0" fo:widows="0" fo:hyphenation-ladder-count="no-limit" style:text-autospace="none" style:punctuation-wrap="simple" style:vertical-align="baseline"/>
      <style:text-properties fo:font-size="11pt" fo:font-weight="bold" style:font-size-asian="11pt" style:font-weight-asian="bold" style:font-size-complex="10pt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1701in" fo:margin-bottom="0.5in" fo:margin-left="0.8799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simple-resume-template</dc:title>
    <meta:creation-date>2016-01-25T18:23:37.260780786</meta:creation-date>
    <meta:editing-cycles>19</meta:editing-cycles>
    <meta:editing-duration>P1DT9H53M20S</meta:editing-duration>
    <dc:date>2017-03-13T00:38:12.495468138</dc:date>
    <meta:document-statistic meta:table-count="4" meta:image-count="0" meta:object-count="0" meta:page-count="1" meta:paragraph-count="52" meta:word-count="299" meta:character-count="1775" meta:non-whitespace-character-count="1558"/>
    <meta:template xlink:type="simple" xlink:actuate="onRequest" xlink:title="simple-resume-template" xlink:href="../../.config/libreoffice/4/user/template/Personal%20Correspondence%20and%20Documents/simple-resume-template.ott" meta:date="2016-01-25T18:23:37.133241847"/>
  </office:meta>
</office:document-meta>
</file>